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xcelente planteamiento —esto que propones es sumamente inteligente desde el punto de vista narrativo y técnico.<text:line-break/>Permite modular la historia como si fueran piezas intercambiables dentro de un sistema narrativo coherente, sin depender del orden estricto de redacción.</text:p>
      <text:p text:style-name="Text_20_body">A continuación te presento una <text:span text:style-name="Strong_20_Emphasis">plantilla general o interfaz narrativa para los capítulos de Elara</text:span>, diseñada según tus criterios. La estructura está pensada para que cada capítulo sea una “historia unitaria” con coherencia interna, pero también cumpla con su función dentro del arco global de la saga.</text:p>
      <text:p text:style-name="Horizontal_20_Line"/>
      <text:h text:style-name="Heading_20_2" text:outline-level="2">🧩 <text:span text:style-name="Strong_20_Emphasis">Plantilla narrativa – Capítulo de Elara</text:span></text:h>
      <text:p text:style-name="Horizontal_20_Line"/>
      <text:h text:style-name="Heading_20_3" text:outline-level="3">🜂 <text:span text:style-name="Strong_20_Emphasis">1. Condiciones de entrada</text:span></text:h>
      <text:p text:style-name="Quotations">Define la posición de Elara en la historia antes de comenzar el capítulo.<text:line-break/>Aquí se establecen los <text:span text:style-name="Strong_20_Emphasis">objetivos inmediatos</text:span> y las <text:span text:style-name="Strong_20_Emphasis">circunstancias actuales</text:span> del viaje.</text:p>
      <text:p text:style-name="Text_20_body">Incluye:</text:p>
      <text:list xml:id="list4171997472" text:style-name="L1">
        <text:list-item>
          <text:p text:style-name="P1"><text:span text:style-name="Strong_20_Emphasis">Situación inicial:</text:span> (¿Dónde se encuentra Elara? ¿Qué acaba de suceder en el capítulo anterior o en su viaje?)</text:p>
        </text:list-item>
        <text:list-item>
          <text:p text:style-name="P1"><text:span text:style-name="Strong_20_Emphasis">Objetivo principal:</text:span> (¿Qué debe lograr en este capítulo?)</text:p>
        </text:list-item>
        <text:list-item>
          <text:p text:style-name="P1"><text:span text:style-name="Strong_20_Emphasis">Estado emocional o psicológico:</text:span> (¿Cómo se siente? ¿Qué conflicto interior carga?)</text:p>
        </text:list-item>
        <text:list-item>
          <text:p text:style-name="P1"><text:span text:style-name="Strong_20_Emphasis">Amenazas latentes:</text:span> (¿Qué peligro la sigue? ¿Qué acecha en la sombra?)</text:p>
        </text:list-item>
      </text:list>
      <text:p text:style-name="Text_20_body">📘 <text:span text:style-name="Emphasis">Ejemplo:</text:span></text:p>
      <text:p text:style-name="Quotations">Elara llega a las ruinas del Valle Silente buscando el primer amuleto. Ignora que un enviado de Morgerathus la observa desde la distancia.</text:p>
      <text:p text:style-name="Horizontal_20_Line"/>
      <text:h text:style-name="Heading_20_3" text:outline-level="3">🌒 <text:span text:style-name="Strong_20_Emphasis">2. Historia unitaria</text:span></text:h>
      <text:p text:style-name="Quotations">Relato completo e independiente, con su propio planteamiento, desarrollo y desenlace.<text:line-break/>Debe dejar una <text:span text:style-name="Strong_20_Emphasis">enseñanza o revelación</text:span> y mantener la <text:span text:style-name="Strong_20_Emphasis">intensidad dramática</text:span>.</text:p>
      <text:p text:style-name="Text_20_body">Estructura sugerida:</text:p>
      <text:list xml:id="list1473446068" text:style-name="L2">
        <text:list-item>
          <text:p text:style-name="P2"><text:span text:style-name="Strong_20_Emphasis">Planteamiento:</text:span> Presentación del conflicto o misterio del capítulo.</text:p>
        </text:list-item>
        <text:list-item>
          <text:p text:style-name="P2"><text:span text:style-name="Strong_20_Emphasis">Desarrollo:</text:span> Avance de los acontecimientos, aparición de aliados, enemigos o dilemas.</text:p>
        </text:list-item>
        <text:list-item>
          <text:p text:style-name="P2"><text:span text:style-name="Strong_20_Emphasis">Clímax:</text:span> Elara enfrenta la situación límite o el engaño.</text:p>
        </text:list-item>
        <text:list-item>
          <text:p text:style-name="P2"><text:soft-page-break/><text:span text:style-name="Strong_20_Emphasis">Desenlace:</text:span> Resolución parcial o aprendizaje. El lector debe quedar sorprendido o reflexionando.</text:p>
        </text:list-item>
      </text:list>
      <text:p text:style-name="Text_20_body">🎭 <text:span text:style-name="Emphasis">Objetivo:</text:span> Que cada historia unitaria funcione como una parábola o aventura simbólica, sin perder realismo ni dureza.</text:p>
      <text:p text:style-name="Horizontal_20_Line"/>
      <text:h text:style-name="Heading_20_3" text:outline-level="3">🔮 <text:span text:style-name="Strong_20_Emphasis">3. Área mística</text:span></text:h>
      <text:p text:style-name="Quotations">El componente filosófico del capítulo.<text:line-break/>Aquí se explora un <text:span text:style-name="Strong_20_Emphasis">tema espiritual o existencial</text:span>, que se enlaza con la teoría general del libro.</text:p>
      <text:p text:style-name="Text_20_body">Incluye:</text:p>
      <text:h text:style-name="Heading_20_4" text:outline-level="4">Tema</text:h>
      <text:p text:style-name="Quotations">¿Qué concepto místico o existencial se explora en este capítulo?<text:line-break/>Ej.: “La fe”, “El destino”, “El amor”, “La magia”, “La muerte”, “La voluntad”.</text:p>
      <text:h text:style-name="Heading_20_4" text:outline-level="4">Trasfondo místico</text:h>
      <text:p text:style-name="Quotations">Breve explicación de la relevancia del tema dentro del universo de Lluviara.<text:line-break/>Ej.: “Los antiguos creían que la fe era un puente entre la mente y la realidad.”</text:p>
      <text:h text:style-name="Heading_20_4" text:outline-level="4">Punto de vista popular</text:h>
      <text:p text:style-name="Quotations">Qué cree el pueblo o la cultura de Lluviara respecto al tema.<text:line-break/>Ej.: “Los aldeanos piensan que la fe es una ilusión, un consuelo para los débiles.”</text:p>
      <text:h text:style-name="Heading_20_4" text:outline-level="4">Enseñanzas</text:h>
      <text:p text:style-name="Quotations">Elara descubre un conocimiento oculto, más profundo y coherente con nuestra teoría.<text:line-break/>Puede provenir de:</text:p>
      <text:list xml:id="list1334087627" text:style-name="L3">
        <text:list-item>
          <text:p text:style-name="P3">Antiguos escritos, templos, grabados, visiones.</text:p>
        </text:list-item>
        <text:list-item>
          <text:p text:style-name="P3">Encuentros con sabios, monjes, viajeros, espíritus, ruinas.</text:p>
        </text:list-item>
      </text:list>
      <text:p text:style-name="Quotations">El conocimiento debe <text:span text:style-name="Strong_20_Emphasis">corregir o ampliar</text:span> el punto de vista popular.</text:p>
      <text:p text:style-name="Text_20_body">📘 <text:span text:style-name="Emphasis">Ejemplo:</text:span></text:p>
      <text:p text:style-name="Quotations">“Elara descubre en un mural que la fe no es una ilusión, sino un acto creador. Que toda forma visible nace primero como una fe invisible.”</text:p>
      <text:p text:style-name="Horizontal_20_Line"/>
      <text:h text:style-name="Heading_20_3" text:outline-level="3"><text:soft-page-break/>⚔️ <text:span text:style-name="Strong_20_Emphasis">4. Área de lucha</text:span></text:h>
      <text:p text:style-name="Quotations">Subtrama que desarrolla el <text:span text:style-name="Strong_20_Emphasis">conflicto entre el bien y el mal</text:span>.<text:line-break/>Cada capítulo introduce una <text:span text:style-name="Strong_20_Emphasis">nueva amenaza o secuaz</text:span> de Morgerathus.</text:p>
      <text:p text:style-name="Text_20_body">Incluye:</text:p>
      <text:list xml:id="list1447847447" text:style-name="L4">
        <text:list-item>
          <text:p text:style-name="P4"><text:span text:style-name="Strong_20_Emphasis">El enemigo:</text:span> Quién es, cómo aparece y qué desea.</text:p>
        </text:list-item>
        <text:list-item>
          <text:p text:style-name="P4"><text:span text:style-name="Strong_20_Emphasis">Su estrategia:</text:span> Engaño, sabotaje, manipulación, fuerza.</text:p>
        </text:list-item>
        <text:list-item>
          <text:p text:style-name="P4"><text:span text:style-name="Strong_20_Emphasis">Relación con Elara:</text:span> Cómo intenta confundirla o usarla.</text:p>
        </text:list-item>
        <text:list-item>
          <text:p text:style-name="P4"><text:span text:style-name="Strong_20_Emphasis">Resultado:</text:span> ¿Elara logra superarlo? ¿Qué pierde o aprende?</text:p>
        </text:list-item>
      </text:list>
      <text:p text:style-name="Text_20_body">🎭 <text:span text:style-name="Emphasis">Regla narrativa:</text:span><text:line-break/>Cada enemigo refleja un <text:span text:style-name="Strong_20_Emphasis">aspecto del mal</text:span>: la mentira, la avaricia, la soberbia, la desesperanza, etc.<text:line-break/>Así, la lucha física es también <text:span text:style-name="Strong_20_Emphasis">un reflejo espiritual</text:span>.</text:p>
      <text:p text:style-name="Horizontal_20_Line"/>
      <text:h text:style-name="Heading_20_3" text:outline-level="3">🗺️ <text:span text:style-name="Strong_20_Emphasis">5. Área de viaje</text:span></text:h>
      <text:p text:style-name="Quotations">Relato físico del desplazamiento de Elara por Lluviara.<text:line-break/>Cada capítulo ocurre en <text:span text:style-name="Strong_20_Emphasis">un lugar distinto</text:span> que aporta atmósfera y simbolismo.</text:p>
      <text:p text:style-name="Text_20_body">Incluye:</text:p>
      <text:list xml:id="list1508798707" text:style-name="L5">
        <text:list-item>
          <text:p text:style-name="P5"><text:span text:style-name="Strong_20_Emphasis">Escenario:</text:span> Descripción breve del lugar (geografía, clima, arquitectura, ambiente).</text:p>
        </text:list-item>
        <text:list-item>
          <text:p text:style-name="P5"><text:span text:style-name="Strong_20_Emphasis">Obstáculos naturales:</text:span> montañas, desiertos, mares, ruinas, ciudades corrompidas.</text:p>
        </text:list-item>
        <text:list-item>
          <text:p text:style-name="P5"><text:span text:style-name="Strong_20_Emphasis">Progresión:</text:span> Cómo este tramo del viaje la acerca al Codex (física o espiritualmente).</text:p>
        </text:list-item>
        <text:list-item>
          <text:p text:style-name="P5"><text:span text:style-name="Strong_20_Emphasis">Transformación:</text:span> Qué cambia en Elara al final del trayecto.</text:p>
        </text:list-item>
      </text:list>
      <text:p text:style-name="Text_20_body">📘 <text:span text:style-name="Emphasis">Ejemplo:</text:span></text:p>
      <text:p text:style-name="Quotations">“En el desierto de Espejos, Elara debe enfrentarse a su reflejo: una ilusión que repite sus pensamientos más oscuros.”</text:p>
      <text:p text:style-name="Horizontal_20_Line"/>
      <text:h text:style-name="Heading_20_3" text:outline-level="3">🜃 <text:span text:style-name="Strong_20_Emphasis">6. Condiciones de salida</text:span></text:h>
      <text:p text:style-name="Quotations">Define cómo termina el capítulo y <text:span text:style-name="Strong_20_Emphasis">qué queda preparado para el siguiente</text:span>.</text:p>
      <text:p text:style-name="Text_20_body">Incluye:</text:p>
      <text:list xml:id="list1797160459" text:style-name="L6">
        <text:list-item>
          <text:p text:style-name="P6"><text:span text:style-name="Strong_20_Emphasis">Logro o fracaso:</text:span> ¿Elara consiguió su objetivo? ¿Qué perdió o ganó?</text:p>
        </text:list-item>
        <text:list-item>
          <text:p text:style-name="P6"><text:span text:style-name="Strong_20_Emphasis">Nueva información:</text:span> ¿Qué conocimiento, mapa o amuleto obtiene?</text:p>
        </text:list-item>
        <text:list-item>
          <text:p text:style-name="P6"><text:span text:style-name="Strong_20_Emphasis">Estado emocional:</text:span> ¿Cómo cambia su ánimo o comprensión del mundo?</text:p>
        </text:list-item>
        <text:list-item>
          <text:p text:style-name="P6"><text:soft-page-break/><text:span text:style-name="Strong_20_Emphasis">Puerta al siguiente capítulo:</text:span> Se plantea el <text:span text:style-name="Strong_20_Emphasis">nuevo objetivo</text:span> o dirección del viaje.</text:p>
        </text:list-item>
      </text:list>
      <text:p text:style-name="Text_20_body">📘 <text:span text:style-name="Emphasis">Ejemplo:</text:span></text:p>
      <text:p text:style-name="Quotations">“Elara obtiene el primer amuleto, pero ignora que ha revelado su ubicación a Morgerathus. En la distancia, una sombra sonríe.”</text:p>
      <text:p text:style-name="Horizontal_20_Line"/>
      <text:h text:style-name="Heading_20_2" text:outline-level="2">🔁 <text:span text:style-name="Strong_20_Emphasis">Resumen funcional</text:span></text:h>
      <text:p text:style-name="Text_20_body">Cada capítulo debe:</text:p>
      <text:list xml:id="list972439529" text:style-name="L7">
        <text:list-item>
          <text:p text:style-name="P7">Tener una <text:span text:style-name="Strong_20_Emphasis">historia independiente</text:span> (inicio y fin).</text:p>
        </text:list-item>
        <text:list-item>
          <text:p text:style-name="P7">Desarrollar un <text:span text:style-name="Strong_20_Emphasis">tema místico</text:span>.</text:p>
        </text:list-item>
        <text:list-item>
          <text:p text:style-name="P7">Avanzar la <text:span text:style-name="Strong_20_Emphasis">lucha entre el bien y el mal</text:span>.</text:p>
        </text:list-item>
        <text:list-item>
          <text:p text:style-name="P7">Progresar el <text:span text:style-name="Strong_20_Emphasis">viaje físico y espiritual</text:span> de Elara.</text:p>
        </text:list-item>
        <text:list-item>
          <text:p text:style-name="P7">Definir <text:span text:style-name="Strong_20_Emphasis">entrada y salida</text:span>, de modo que pueda reordenarse sin romper la continuidad.</text:p>
        </text:list-item>
      </text:list>
      <text:p text:style-name="Horizontal_20_Line"/>
      <text:p text:style-name="Text_20_body">¿Quieres que ahora preparemos <text:span text:style-name="Strong_20_Emphasis">una versión editable tipo formulario</text:span>, para que puedas completarla al comenzar un nuevo capítulo (por ejemplo, como plantilla de trabajo narrativ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04T16:59:27.928000000</meta:creation-date>
    <dc:date>2025-10-04T17:06:17.653000000</dc:date>
    <meta:editing-duration>PT6M50S</meta:editing-duration>
    <meta:editing-cycles>1</meta:editing-cycles>
    <meta:document-statistic meta:table-count="0" meta:image-count="0" meta:object-count="0" meta:page-count="4" meta:paragraph-count="70" meta:word-count="813" meta:character-count="5096" meta:non-whitespace-character-count="4379"/>
    <meta:generator>LibreOffice/7.3.5.2$Windows_X86_64 LibreOffice_project/184fe81b8c8c30d8b5082578aee2fed2ea847c01</meta:generator>
  </office:meta>
</office:document-meta>
</file>